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Monospace1" svg:font-family="Monospace"/>
    <style:font-face style:name="Times New Roman" svg:font-family="'Times New Roman'"/>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333333" style:font-name="Arial" fo:font-size="22pt" fo:font-style="normal" style:text-underline-style="solid" style:text-underline-width="auto" style:text-underline-color="font-color" fo:font-weight="bold" fo:background-color="transparent"/>
    </style:style>
    <style:style style:name="P2" style:family="paragraph" style:parent-style-name="Standard">
      <style:text-properties fo:font-variant="normal" fo:text-transform="none" fo:color="#333333" style:font-name="Arial" fo:font-size="22pt" fo:font-style="normal" style:text-underline-style="none" fo:font-weight="bold" officeooo:paragraph-rsid="000230be" fo:background-color="transparent"/>
    </style:style>
    <style:style style:name="P3" style:family="paragraph" style:parent-style-name="Standard">
      <style:text-properties fo:font-variant="normal" fo:text-transform="none" fo:color="#333333" style:font-name="Arial" fo:font-size="14pt" fo:font-style="normal" style:text-underline-style="none" fo:font-weight="bold" officeooo:rsid="000230be" officeooo:paragraph-rsid="000230be" fo:background-color="transparent" style:font-size-asian="14pt" style:font-size-complex="14pt"/>
    </style:style>
    <style:style style:name="P4" style:family="paragraph" style:parent-style-name="Standard">
      <style:text-properties fo:font-variant="normal" fo:text-transform="none" fo:color="#333333" style:font-name="Arial" fo:font-size="15pt" fo:font-style="normal" style:text-underline-style="solid" style:text-underline-width="auto" style:text-underline-color="font-color" fo:font-weight="bold" officeooo:rsid="00087e7d" officeooo:paragraph-rsid="00087e7d" fo:background-color="#ffff00" style:font-size-asian="15pt" style:font-size-complex="15pt"/>
    </style:style>
    <style:style style:name="P5" style:family="paragraph" style:parent-style-name="Standard">
      <style:text-properties fo:font-variant="normal" fo:text-transform="none" fo:color="#333333" style:text-line-through-style="none" style:text-line-through-type="none" style:font-name="Arial" fo:font-size="16.5pt" fo:font-style="normal" style:text-underline-style="none" fo:font-weight="bold" officeooo:rsid="000230be" officeooo:paragraph-rsid="000230be" style:text-blinking="false" fo:background-color="#ffffff"/>
    </style:style>
    <style:style style:name="P6" style:family="paragraph" style:parent-style-name="Standard">
      <style:text-properties fo:font-variant="normal" fo:text-transform="none" fo:color="#333333" style:text-line-through-style="none" style:text-line-through-type="none" style:font-name="Arial" fo:font-size="16.5pt" fo:font-style="normal" style:text-underline-style="none" fo:font-weight="bold" officeooo:rsid="000230be" officeooo:paragraph-rsid="000230be" style:text-blinking="false" fo:background-color="#ffffff" style:font-size-asian="14pt" style:font-weight-asian="bold" style:font-size-complex="14pt" style:font-weight-complex="bold"/>
    </style:style>
    <style:style style:name="P7" style:family="paragraph" style:parent-style-name="Standard">
      <style:text-properties fo:font-variant="normal" fo:text-transform="none" fo:color="#333333" style:text-line-through-style="none" style:text-line-through-type="none" style:font-name="Arial" fo:font-size="16.5pt" fo:font-style="normal" style:text-underline-style="none" fo:font-weight="bold" officeooo:rsid="000581f8" officeooo:paragraph-rsid="000581f8" style:text-blinking="false" fo:background-color="#ffffff" style:font-size-asian="14pt" style:font-weight-asian="bold" style:font-size-complex="14pt" style:font-weight-complex="bold"/>
    </style:style>
    <style:style style:name="P8" style:family="paragraph" style:parent-style-name="Standard">
      <style:text-properties fo:font-variant="normal" fo:text-transform="none" fo:color="#333333" style:text-line-through-style="none" style:text-line-through-type="none" style:font-name="Arial" fo:font-size="16.5pt" fo:font-style="normal" style:text-underline-style="none" fo:font-weight="normal" officeooo:rsid="000230be" officeooo:paragraph-rsid="000230be" style:text-blinking="false" fo:background-color="#ffffff" style:font-size-asian="14pt" style:font-weight-asian="bold" style:font-size-complex="14pt" style:font-weight-complex="bold"/>
    </style:style>
    <style:style style:name="P9" style:family="paragraph" style:parent-style-name="Standard">
      <style:text-properties fo:font-variant="normal" fo:text-transform="none" fo:color="#333333" style:text-line-through-style="none" style:text-line-through-type="none" style:font-name="Arial" fo:font-size="14pt" fo:font-style="normal" style:text-underline-style="none" fo:font-weight="bold" officeooo:rsid="000230be" officeooo:paragraph-rsid="000230be" style:text-blinking="false" fo:background-color="#ffffff" style:font-size-asian="14pt" style:font-weight-asian="bold" style:font-size-complex="14pt" style:font-weight-complex="bold"/>
    </style:style>
    <style:style style:name="P10" style:family="paragraph" style:parent-style-name="Standard">
      <style:text-properties fo:font-variant="normal" fo:text-transform="none" fo:color="#333333" style:text-line-through-style="none" style:text-line-through-type="none" style:font-name="Arial" fo:font-size="12pt" fo:font-style="normal" style:text-underline-style="none" fo:font-weight="normal" officeooo:rsid="000230be" officeooo:paragraph-rsid="000230be" style:text-blinking="false" fo:background-color="#ffffff" style:font-size-asian="12pt" style:font-weight-asian="normal" style:font-size-complex="12pt" style:font-weight-complex="normal"/>
    </style:style>
    <style:style style:name="P11" style:family="paragraph" style:parent-style-name="Standard">
      <style:text-properties fo:font-variant="normal" fo:text-transform="none" fo:color="#333333" style:text-line-through-style="none" style:text-line-through-type="none" style:font-name="Arial" fo:font-size="16pt" fo:font-style="normal" style:text-underline-style="none" fo:font-weight="bold" officeooo:rsid="000230be" officeooo:paragraph-rsid="000230be" style:text-blinking="false" fo:background-color="#ffffff" style:font-size-asian="16pt" style:font-weight-asian="bold" style:font-size-complex="16pt" style:font-weight-complex="bold"/>
    </style:style>
    <style:style style:name="P12" style:family="paragraph" style:parent-style-name="Standard">
      <style:text-properties officeooo:rsid="000230be" officeooo:paragraph-rsid="000230be"/>
    </style:style>
    <style:style style:name="P13" style:family="paragraph" style:parent-style-name="Standard">
      <style:text-properties officeooo:paragraph-rsid="000230be"/>
    </style:style>
    <style:style style:name="P14" style:family="paragraph" style:parent-style-name="Standard">
      <style:text-properties fo:font-size="14pt" fo:font-weight="bold" officeooo:rsid="000230be" officeooo:paragraph-rsid="000230be" style:font-size-asian="14pt" style:font-weight-asian="bold" style:font-size-complex="14pt" style:font-weight-complex="bold"/>
    </style:style>
    <style:style style:name="P15" style:family="paragraph" style:parent-style-name="Standard">
      <style:text-properties officeooo:paragraph-rsid="0005bd8a"/>
    </style:style>
    <style:style style:name="P16" style:family="paragraph" style:parent-style-name="Standard">
      <style:paragraph-properties fo:margin-left="0cm" fo:margin-right="0cm" fo:text-align="start" style:justify-single-word="false" fo:text-indent="0cm" style:auto-text-indent="false"/>
    </style:style>
    <style:style style:name="T1" style:family="text">
      <style:text-properties officeooo:rsid="000230be"/>
    </style:style>
    <style:style style:name="T2" style:family="text">
      <style:text-properties style:text-underline-style="none"/>
    </style:style>
    <style:style style:name="T3" style:family="text">
      <style:text-properties style:text-line-through-style="none" style:text-line-through-type="none" fo:font-size="16.5pt" style:text-blinking="false" fo:background-color="#ffffff" loext:char-shading-value="0"/>
    </style:style>
    <style:style style:name="T4" style:family="text">
      <style:text-properties style:text-line-through-style="none" style:text-line-through-type="none" style:text-blinking="false" fo:background-color="#ffffff" loext:char-shading-value="0"/>
    </style:style>
    <style:style style:name="T5" style:family="text">
      <style:text-properties fo:color="#c9211e" style:text-line-through-style="none" style:text-line-through-type="none" style:text-blinking="false" fo:background-color="#ffffff" loext:char-shading-value="0"/>
    </style:style>
    <style:style style:name="T6" style:family="text">
      <style:text-properties fo:color="#c9211e" style:text-line-through-style="none" style:text-line-through-type="none" style:text-blinking="false" fo:background-color="#ff4000" loext:char-shading-value="0"/>
    </style:style>
    <style:style style:name="T7" style:family="text">
      <style:text-properties fo:color="#c9211e" style:text-line-through-style="none" style:text-line-through-type="none" style:text-blinking="false" fo:background-color="#ff4000" loext:char-shading-value="0"/>
    </style:style>
    <style:style style:name="T8" style:family="text">
      <style:text-properties fo:color="#c9211e" style:text-line-through-style="none" style:text-line-through-type="none" style:text-blinking="false" fo:background-color="#ffa6a6" loext:char-shading-value="0"/>
    </style:style>
    <style:style style:name="T9" style:family="text">
      <style:text-properties fo:font-variant="normal" fo:text-transform="none" fo:color="#ffffff" style:text-line-through-style="none" style:text-line-through-type="none" style:font-name="Times New Roman" fo:font-style="normal" style:text-underline-style="none" style:text-blinking="false" fo:background-color="#f47575" loext:char-shading-value="0"/>
    </style:style>
    <style:style style:name="T10" style:family="text">
      <style:text-properties fo:font-variant="normal" fo:text-transform="none" fo:color="#444444" style:text-line-through-style="none" style:text-line-through-type="none" style:font-name="Times New Roman" fo:font-size="16.5pt" fo:font-style="normal" style:text-underline-style="none" fo:font-weight="bold" officeooo:rsid="000581f8" style:text-blinking="false" fo:background-color="#ffffff" loext:char-shading-value="0" style:font-size-asian="14pt" style:font-weight-asian="bold" style:font-size-complex="14pt" style:font-weight-complex="bold"/>
    </style:style>
    <style:style style:name="T11" style:family="text">
      <style:text-properties fo:font-variant="normal" fo:text-transform="none" fo:color="#444444" style:text-line-through-style="none" style:text-line-through-type="none" style:font-name="Times New Roman" fo:font-size="16.5pt" fo:font-style="normal" style:text-underline-style="none" fo:font-weight="normal" officeooo:rsid="000581f8" style:text-blinking="false" fo:background-color="#ffffff" loext:char-shading-value="0" style:font-size-asian="14pt" style:font-weight-asian="normal" style:font-size-complex="14pt" style:font-weight-complex="normal"/>
    </style:style>
    <style:style style:name="T12" style:family="text">
      <style:text-properties fo:font-variant="normal" fo:text-transform="none" fo:color="#444444" style:text-line-through-style="none" style:text-line-through-type="none" style:font-name="Times New Roman" fo:font-size="16.5pt" fo:font-style="normal" style:text-underline-style="none" fo:font-weight="normal" officeooo:rsid="000581f8" style:text-blinking="false" fo:background-color="#ffffff" loext:char-shading-value="0" style:font-size-asian="14pt" style:font-weight-asian="normal" style:font-size-complex="14pt" style:font-weight-complex="normal"/>
    </style:style>
    <style:style style:name="T13" style:family="text">
      <style:text-properties fo:font-variant="normal" fo:text-transform="none" fo:color="#444444" style:text-line-through-style="none" style:text-line-through-type="none" style:font-name="Times New Roman" fo:font-style="normal" style:text-underline-style="none" fo:font-weight="normal" style:text-blinking="false" fo:background-color="#ffffff" loext:char-shading-value="0"/>
    </style:style>
    <style:style style:name="T14" style:family="text">
      <style:text-properties fo:font-variant="normal" fo:text-transform="none" fo:color="#444444" style:text-line-through-style="none" style:text-line-through-type="none" style:font-name="Times New Roman" fo:font-style="normal" style:text-underline-style="none" style:text-blinking="false" fo:background-color="#ffffff" loext:char-shading-value="0"/>
    </style:style>
    <style:style style:name="T15" style:family="text">
      <style:text-properties fo:font-variant="normal" fo:text-transform="none" fo:color="#444444" style:text-line-through-style="none" style:text-line-through-type="none" style:text-underline-style="none" style:text-blinking="false" fo:background-color="#ffffff" loext:char-shading-value="0"/>
    </style:style>
    <style:style style:name="T16" style:family="text">
      <style:text-properties fo:color="#ffffff" style:font-name="Times New Roman" fo:background-color="#f47575" loext:char-shading-value="0"/>
    </style:style>
    <style:style style:name="T17" style:family="text">
      <style:text-properties fo:color="#ffffff" style:text-line-through-style="none" style:text-line-through-type="none" style:font-name="Times New Roman" fo:font-weight="normal" style:text-blinking="false" fo:background-color="#f47575" loext:char-shading-value="0"/>
    </style:style>
    <style:style style:name="T18" style:family="text">
      <style:text-properties fo:color="#444444"/>
    </style:style>
    <style:style style:name="T19" style:family="text">
      <style:text-properties fo:color="#444444" style:font-name="Times New Roman"/>
    </style:style>
    <style:style style:name="T20" style:family="text">
      <style:text-properties fo:color="#444444" style:font-name="Times New Roman" fo:font-size="14pt"/>
    </style:style>
    <style:style style:name="T21" style:family="text">
      <style:text-properties fo:color="#444444" style:font-name="Times New Roman" fo:font-size="14pt" officeooo:rsid="000581f8"/>
    </style:style>
    <style:style style:name="T22" style:family="text">
      <style:text-properties fo:color="#444444" style:font-name="Times New Roman" fo:font-weight="normal" style:font-weight-asian="normal" style:font-weight-complex="normal"/>
    </style:style>
    <style:style style:name="T23" style:family="text">
      <style:text-properties fo:color="#444444" style:font-name="Times New Roman" fo:font-size="12pt" style:font-size-asian="12pt" style:font-size-complex="12pt"/>
    </style:style>
    <style:style style:name="T24" style:family="text">
      <style:text-properties fo:color="#444444" style:font-name="Times New Roman" fo:font-size="12pt" officeooo:rsid="000581f8" style:font-size-asian="12pt" style:font-size-complex="12pt"/>
    </style:style>
    <style:style style:name="T25" style:family="text">
      <style:text-properties fo:color="#444444" style:font-name="Times New Roman" fo:font-size="12pt" fo:font-weight="normal" style:font-size-asian="12pt" style:font-weight-asian="normal" style:font-size-complex="12pt" style:font-weight-complex="normal"/>
    </style:style>
    <style:style style:name="T26" style:family="text">
      <style:text-properties fo:color="#444444" style:font-name="Times New Roman" fo:font-size="12pt" fo:font-weight="normal" officeooo:rsid="000581f8" style:font-size-asian="12pt" style:font-weight-asian="normal" style:font-size-complex="12pt" style:font-weight-complex="normal"/>
    </style:style>
    <style:style style:name="T27" style:family="text">
      <style:text-properties fo:color="#444444" style:font-name="Times New Roman" officeooo:rsid="000581f8"/>
    </style:style>
    <style:style style:name="T28" style:family="text">
      <style:text-properties fo:color="#444444" style:font-name="Times New Roman" fo:font-weight="bold" officeooo:rsid="000581f8"/>
    </style:style>
    <style:style style:name="T29" style:family="text">
      <style:text-properties fo:color="#444444" style:text-line-through-style="none" style:text-line-through-type="none" style:text-blinking="false" fo:background-color="#ffffff" loext:char-shading-value="0"/>
    </style:style>
    <style:style style:name="T30" style:family="text">
      <style:text-properties fo:color="#444444" style:text-line-through-style="none" style:text-line-through-type="none" style:font-name="Times New Roman" fo:font-weight="normal" style:text-blinking="false" fo:background-color="#ffffff" loext:char-shading-value="0"/>
    </style:style>
    <style:style style:name="T31" style:family="text">
      <style:text-properties fo:color="#444444" style:text-line-through-style="none" style:text-line-through-type="none" style:font-name="Times New Roman" style:text-blinking="false" fo:background-color="#ffffff" loext:char-shading-value="0" style:font-weight-asian="bold" style:font-weight-complex="bold"/>
    </style:style>
    <style:style style:name="T32" style:family="text">
      <style:text-properties fo:color="#7f0055" style:font-name="Monospace1" fo:font-size="10pt" fo:font-weight="bold" style:font-size-asian="10pt" style:font-weight-asian="bold" style:font-weight-complex="normal"/>
    </style:style>
    <style:style style:name="T33" style:family="text">
      <style:text-properties fo:color="#7f0055" style:font-name="Monospace" fo:font-size="10pt" fo:font-weight="bold" style:font-size-asian="10pt" style:font-weight-asian="bold"/>
    </style:style>
    <style:style style:name="T34" style:family="text">
      <style:text-properties fo:color="#000000" style:font-name="Monospace" fo:font-size="10pt" style:font-size-asian="10pt"/>
    </style:style>
    <style:style style:name="T35" style:family="text">
      <style:text-properties fo:color="#0000c0" style:font-name="Monospace" fo:font-size="10pt" style:font-size-asian="10pt"/>
    </style:style>
    <style:style style:name="T36" style:family="text">
      <style:text-properties fo:color="#0000c0" style:font-name="Monospace" fo:font-size="10pt" fo:background-color="#d4d4d4" loext:char-shading-value="0" style:font-size-asian="10pt"/>
    </style:style>
    <style:style style:name="T37" style:family="text">
      <style:text-properties fo:color="#0000c0" style:font-name="Monospace" fo:font-size="10pt" fo:background-color="#f0d8a8" loext:char-shading-value="0" style:font-size-asian="10pt"/>
    </style:style>
    <style:style style:name="T38" style:family="text">
      <style:text-properties fo:color="#6a3e3e" style:font-name="Monospace"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c1789a9c-7fff-6d02-024e-efa7de83085c"/>QCM Java – Programmation Orientée Obje<text:span text:style-name="T1">t</text:span></text:p>
      <text:p text:style-name="P1"/>
      <text:p text:style-name="P4">copie de: <text:span text:style-name="T2"><text:s/>ASSANE DIONE Master 1 Genie informatique</text:span></text:p>
      <text:p text:style-name="P4"><text:span text:style-name="T2"/></text:p>
      <text:p text:style-name="P2"><text:span text:style-name="T1">1.</text:span><text:bookmark text:name="docs-internal-guid-61a26711-7fff-0b9d-c12f-d85e72622832"/><text:span text:style-name="T3">Lequel des éléments suivants n’est pas un concept POO en Java?</text:span></text:p>
      <text:p text:style-name="P2"><text:span text:style-name="T3"/></text:p>
      <text:p text:style-name="P3"><text:bookmark text:name="docs-internal-guid-07ed7627-7fff-7997-f581-004f2f86ef2b"/><text:span text:style-name="T17">D</text:span><text:span text:style-name="T29"> </text:span><text:span text:style-name="T31">Compilation</text:span></text:p>
      <text:p text:style-name="P13"/>
      <text:p text:style-name="P5"><text:bookmark text:name="docs-internal-guid-fbb8cb4c-7fff-515b-ef83-2fa35c6e9035"/>2. Quel concept de Java est utilisé en combinant des méthodes et des attributs dans une classe?</text:p>
      <text:p text:style-name="P12"/>
      <text:p text:style-name="P14"><text:bookmark text:name="docs-internal-guid-571d7bd5-7fff-d10b-4436-0647b773818c"/><text:span text:style-name="T9">B</text:span><text:span text:style-name="T15"> </text:span><text:span text:style-name="T14">Encapsulation</text:span></text:p>
      <text:p text:style-name="P14"/>
      <text:p text:style-name="P6"><text:bookmark text:name="docs-internal-guid-88525ab1-7fff-f2b3-f5b6-d4d7d10cb7bf"/>3. Quels keywords sont utilisés pour spécifier la visibilité des propriétés et des méthodes ?</text:p>
      <text:p text:style-name="P6"/>
      <text:p text:style-name="P9"><text:bookmark text:name="docs-internal-guid-a0485046-7fff-c124-38eb-75ef507945c8"/><text:span text:style-name="T16">B</text:span><text:span text:style-name="T18"> </text:span><text:span text:style-name="T19">private</text:span></text:p>
      <text:p text:style-name="P9"><text:span text:style-name="T19"/></text:p>
      <text:p text:style-name="P9"><text:bookmark text:name="docs-internal-guid-d506ebf7-7fff-17a5-2eb8-562103f1de98"/><text:span text:style-name="T16">D</text:span><text:span text:style-name="T19"> protected</text:span></text:p>
      <text:p text:style-name="P9"><text:span text:style-name="T19"/></text:p>
      <text:p text:style-name="P9"><text:bookmark text:name="docs-internal-guid-a07f5eae-7fff-5e0d-ab48-f23efe95ec1f"/><text:span text:style-name="T16">E</text:span><text:span text:style-name="T19"> public</text:span></text:p>
      <text:p text:style-name="P9"><text:span text:style-name="T19"/></text:p>
      <text:p text:style-name="P6"><text:bookmark text:name="docs-internal-guid-b7b6b382-7fff-0fd2-b54e-3c362f37e642"/><text:span text:style-name="T19">4. Lequel de ces mots-clés est utilisé pour créer une classe?</text:span></text:p>
      <text:p text:style-name="P9"><text:span text:style-name="T19"/></text:p>
      <text:p text:style-name="P9"><text:bookmark text:name="docs-internal-guid-c91a3ddd-7fff-5926-ab9d-f0d06f621786"/><text:span text:style-name="T16">A</text:span><text:span text:style-name="T19"> class</text:span></text:p>
      <text:p text:style-name="P9"><text:span text:style-name="T19"/></text:p>
      <text:p text:style-name="P6"><text:bookmark text:name="docs-internal-guid-5d6b0662-7fff-9bee-41c9-30efae6d7689"/><text:span text:style-name="T19">5. Lequel des énoncés suivants est une déclaration valide d’un objet qui appartient à la classe « MaClass »?</text:span></text:p>
      <text:p text:style-name="P9"><text:span text:style-name="T19"/></text:p>
      <text:p text:style-name="P9"><text:bookmark text:name="docs-internal-guid-27f94692-7fff-ca55-f4c3-926666f7b135"/><text:span text:style-name="T16">A</text:span><text:span text:style-name="T18"> </text:span><text:span text:style-name="T19">MaClass obj = new MaClass();</text:span></text:p>
      <text:p text:style-name="P9"><text:span text:style-name="T19"/></text:p>
      <text:p text:style-name="P6"><text:bookmark text:name="docs-internal-guid-4907a712-7fff-47a7-8726-d3bbd599edcc"/><text:span text:style-name="T19">6. C’est quoi l’encapsulation ?</text:span></text:p>
      <text:p text:style-name="P6"><text:span text:style-name="T19"/></text:p>
      <text:p text:style-name="P10"><text:span text:style-name="T19">L'encapsulation permet de définir des niveaux de visibilité des éléments de la</text:span></text:p>
      <text:p text:style-name="P10"><text:span text:style-name="T19">classe. Ces niveaux de visibilité définissent les droits d'accès aux données selon</text:span></text:p>
      <text:p text:style-name="P10"><text:span text:style-name="T19">que l'on y accède par une méthode de la classe elle-même, d'une classe héritage,</text:span></text:p>
      <text:p text:style-name="P10"><text:span text:style-name="T19">ou bien d'une classe quelconque.</text:span></text:p>
      <text:p text:style-name="P10"><text:span text:style-name="T19">Il existe trois niveaux de visibilité:</text:span></text:p>
      <text:p text:style-name="P6"><text:span text:style-name="T19">• publique: </text:span><text:span text:style-name="T25">les fonctions de toutes les classes peuvent accéder aux données ou aux méthodes d'une classe définie avec le niveau de visibilité public. Il s'agit du plus bas niveau de protection des données</text:span></text:p>
      <text:p text:style-name="P6"><text:soft-page-break/><text:span text:style-name="T19">• protégée:</text:span><text:span text:style-name="T25"> l'accès aux données est réservé aux fonctions des classes héritage,c'est-à-dire par les fonctions membres de la classe ainsi que des classes dérivées</text:span></text:p>
      <text:p text:style-name="P10"><text:span text:style-name="T19">et les classes voisines.</text:span></text:p>
      <text:p text:style-name="P6"><text:span text:style-name="T19">• privée: </text:span><text:span text:style-name="T25">l'accès aux données est limité aux méthodes de la classe elle-même. Il</text:span><text:span text:style-name="T26"> </text:span><text:span text:style-name="T25">s'agit du niveau de protection des données le plus élevé.</text:span></text:p>
      <text:p text:style-name="P6"><text:span text:style-name="T25"/></text:p>
      <text:p text:style-name="P11"><text:bookmark text:name="docs-internal-guid-27141171-7fff-4497-61f5-c4c138a0d703"/><text:span text:style-name="T19">7. Nous avons une class Animal avec attributs en mode Private</text:span></text:p>
      <text:p text:style-name="P6"><text:span text:style-name="T25"/></text:p>
      <text:p text:style-name="P8"><text:bookmark text:name="docs-internal-guid-cbaa3821-7fff-8eca-5b52-801f70c6c6a8"/><text:span text:style-name="T20">la solution qui nous permettra d’utiliser les deux (02) attributs depuis l’extérieur de la class Animal</text:span><text:span text:style-name="T21"> est :</text:span><text:span text:style-name="T27"> la création </text:span><text:span text:style-name="T28">des getters et des setters</text:span><text:span text:style-name="T27">.</text:span></text:p>
      <text:p text:style-name="P15"><text:span text:style-name="T10">Exemple :</text:span><text:span text:style-name="T11"> </text:span></text:p>
      <text:p text:style-name="P15"><text:span text:style-name="T11"><text:tab/></text:span><text:span text:style-name="T32">public</text:span><text:span text:style-name="T34"> </text:span><text:span text:style-name="T33">int</text:span><text:span text:style-name="T34"> getAge() {</text:span></text:p>
      <text:p text:style-name="P16"><text:span text:style-name="T34"><text:tab/><text:tab/></text:span><text:span text:style-name="T33">return</text:span><text:span text:style-name="T34"> </text:span><text:span text:style-name="T35">age</text:span><text:span text:style-name="T34">;</text:span></text:p>
      <text:p text:style-name="P16"><text:span text:style-name="T34"><text:tab/>}</text:span></text:p>
      <text:p text:style-name="P16"><text:span text:style-name="T34"/></text:p>
      <text:p text:style-name="P16"><text:span text:style-name="T34"><text:tab/></text:span><text:span text:style-name="T33">public</text:span><text:span text:style-name="T34"> </text:span><text:span text:style-name="T33">void</text:span><text:span text:style-name="T34"> setAge(</text:span><text:span text:style-name="T33">int</text:span><text:span text:style-name="T34"> </text:span><text:span text:style-name="T38">age</text:span><text:span text:style-name="T34">) {</text:span></text:p>
      <text:p text:style-name="P16"><text:span text:style-name="T34"><text:tab/><text:tab/></text:span><text:span text:style-name="T33">this</text:span><text:span text:style-name="T34">.</text:span><text:span text:style-name="T35">age</text:span><text:span text:style-name="T34"> = </text:span><text:span text:style-name="T38">age</text:span><text:span text:style-name="T34">;</text:span></text:p>
      <text:p text:style-name="P16"><text:span text:style-name="T34"><text:tab/>}</text:span></text:p>
      <text:p text:style-name="P16"><text:span text:style-name="T34"/></text:p>
      <text:p text:style-name="P16"><text:span text:style-name="T34"><text:tab/></text:span><text:span text:style-name="T33">public</text:span><text:span text:style-name="T34"> </text:span><text:span text:style-name="T33">int</text:span><text:span text:style-name="T34"> getNbreDePieds() {</text:span></text:p>
      <text:p text:style-name="P16"><text:span text:style-name="T34"><text:tab/><text:tab/></text:span><text:span text:style-name="T33">return</text:span><text:span text:style-name="T34"> </text:span><text:span text:style-name="T36">nbreDePieds</text:span><text:span text:style-name="T34">;</text:span></text:p>
      <text:p text:style-name="P16"><text:span text:style-name="T34"><text:tab/>}</text:span></text:p>
      <text:p text:style-name="P16"><text:span text:style-name="T34"/></text:p>
      <text:p text:style-name="P16"><text:span text:style-name="T34"><text:tab/></text:span><text:span text:style-name="T33">public</text:span><text:span text:style-name="T34"> </text:span><text:span text:style-name="T33">void</text:span><text:span text:style-name="T34"> setNbreDePieds(</text:span><text:span text:style-name="T33">int</text:span><text:span text:style-name="T34"> </text:span><text:span text:style-name="T38">nbreDePieds</text:span><text:span text:style-name="T34">) {</text:span></text:p>
      <text:p text:style-name="P16"><text:span text:style-name="T34"><text:tab/><text:tab/></text:span><text:span text:style-name="T33">this</text:span><text:span text:style-name="T34">.</text:span><text:span text:style-name="T37">nbreDePieds</text:span><text:span text:style-name="T34"> = </text:span><text:span text:style-name="T38">nbreDePieds</text:span><text:span text:style-name="T34">;</text:span></text:p>
      <text:p text:style-name="P7"><text:span text:style-name="T34"><text:tab/>}</text:span></text:p>
      <text:p text:style-name="P9"><text:span text:style-name="T19"/></text:p>
      <text:p text:style-name="P6"/>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Monospace1" svg:font-family="Monospace"/>
    <style:font-face style:name="Times New Roman" svg:font-family="'Times New Roman'"/>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4T02:26:10.790479814</meta:creation-date>
    <dc:date>2020-12-04T03:03:44.189218617</dc:date>
    <meta:editing-duration>PT7M</meta:editing-duration>
    <meta:editing-cycles>3</meta:editing-cycles>
    <meta:generator>LibreOffice/6.4.6.2$Linux_X86_64 LibreOffice_project/40$Build-2</meta:generator>
    <meta:document-statistic meta:table-count="0" meta:image-count="0" meta:object-count="0" meta:page-count="2" meta:paragraph-count="39" meta:word-count="314" meta:character-count="1912" meta:non-whitespace-character-count="1618"/>
  </office:meta>
</office:document-meta>
</file>